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2C00004EA3631407B8.svm"/>
  <manifest:file-entry manifest:media-type="" manifest:full-path="Pictures/2000000700003AE0000029ED08AA72FF.svm"/>
  <manifest:file-entry manifest:media-type="" manifest:full-path="Pictures/200000070000612C00004ECD874C516E.svm"/>
  <manifest:file-entry manifest:media-type="" manifest:full-path="Pictures/200000070000612C00004ECD444548CA.svm"/>
  <manifest:file-entry manifest:media-type="" manifest:full-path="Pictures/200000070000612C00004ECD0CAF75E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3"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4" style:family="paragraph" style:parent-style-name="Standard" style:master-page-name="Standard">
      <style:paragraph-properties fo:line-height="115%" fo:text-align="center" style:justify-single-word="false" style:page-number="auto" fo:break-before="auto" fo:break-after="auto" style:writing-mode="lr-tb"/>
    </style:style>
    <style:style style:name="P15" style:family="paragraph" style:parent-style-name="Standard">
      <style:paragraph-properties fo:line-height="115%" fo:text-align="justify" style:justify-single-word="false" fo:break-before="auto" fo:break-after="auto" style:writing-mode="lr-tb"/>
    </style:style>
    <style:style style:name="P16" style:family="paragraph" style:parent-style-name="Standard" style:list-style-name="L1">
      <style:paragraph-properties fo:line-height="115%" fo:text-align="justify" style:justify-single-word="false" fo:break-before="auto" fo:break-after="auto" style:writing-mode="lr-tb"/>
    </style:style>
    <style:style style:name="P17" style:family="paragraph" style:parent-style-name="Standard" style:list-style-name="L3">
      <style:paragraph-properties fo:line-height="115%" fo:text-align="justify" style:justify-single-word="false" fo:break-before="auto" fo:break-after="auto" style:writing-mode="lr-tb"/>
    </style:style>
    <style:style style:name="P1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9"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0" style:family="paragraph" style:parent-style-name="Standard">
      <style:paragraph-properties fo:line-height="115%" fo:text-align="justify" style:justify-single-word="false" fo:break-before="auto" fo:break-after="auto" style:writing-mode="lr-tb"/>
      <style:text-properties fo:color="#999999"/>
    </style:style>
    <style:style style:name="P21" style:family="paragraph" style:parent-style-name="Standard">
      <style:paragraph-properties fo:line-height="115%" fo:text-align="justify" style:justify-single-word="false" fo:break-before="auto" fo:break-after="auto"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22" style:family="paragraph" style:parent-style-name="Standard">
      <style:paragraph-properties fo:line-height="115%" fo:text-align="justify" style:justify-single-word="false" style:writing-mode="lr-tb"/>
    </style:style>
    <style:style style:name="P23"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4"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25"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26" style:family="paragraph" style:parent-style-name="Standard">
      <style:paragraph-properties fo:line-height="115%" fo:text-align="justify" style:justify-single-word="false" style:writing-mode="lr-tb"/>
      <style:text-properties fo:font-size="25pt" fo:font-weight="bold" style:font-size-asian="25pt" style:font-weight-asian="bold" style:font-size-complex="25pt" style:font-weight-complex="bold"/>
    </style:style>
    <style:style style:name="P27"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5313659985190655488" text:style-name="L1">
        <text:list-item>
          <text:list>
            <text:list-item>
              <text:p text:style-name="P16">References</text:p>
            </text:list-item>
          </text:list>
        </text:list-item>
      </text:list>
      <text:p text:style-name="P3"/>
      <text:list xml:id="list9044195119266340900" text:style-name="L2">
        <text:list-item>
          <text:p text:style-name="P23">Dekū System Requirements</text:p>
        </text:list-item>
      </text:list>
      <text:p text:style-name="P11"/>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1914025156927017635" text:style-name="L3">
        <text:list-item>
          <text:p text:style-name="P17"><text:span text:style-name="T1">User</text:span><text:span text:style-name="T1"> Interface Standards</text:span></text:p>
        </text:list-item>
      </text:list>
      <text:p text:style-name="P5"/>
      <text:p text:style-name="P13">This section contains an overview of the design standards used in the <text:span text:style-name="T6">Dekū web application.</text:span></text:p>
      <text:p text:style-name="P12"/>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3">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currently logged in. Once logged in, there will be a button with</text:span> a user's user name and avatar, which redirects the user to his/her profile page. Finally, there is a button on the top right hand corner (Figure 1.0), which opens up a menu, which allows a user to interact with the site, such as creating a card, searching for content, read messages, etc, as seen in Figure 3.0.</text:p>
      <text:p text:style-name="P3"><text:span text:style-name="T2"/></text:p>
      <text:p text:style-name="P3"><text:span text:style-name="T1">3. </text:span><text:span text:style-name="T1">User</text:span><text:span text:style-name="T1"> </text:span><text:span text:style-name="T1">Interface</text:span><text:span text:style-name="T1"> </text:span><text:span text:style-name="T1">Walkthrough</text:span></text:p>
      <text:p text:style-name="P5"/>
      <text:p text:style-name="P3"><text:span text:style-name="T2">Provide</text:span><text:span text:style-name="T2"> </text:span><text:span text:style-name="T2">a</text:span><text:span text:style-name="T2"> </text:span><text:span text:style-name="T2">diagram</text:span><text:span text:style-name="T2"> </text:span><text:span text:style-name="T2">that</text:span><text:span text:style-name="T2"> </text:span><text:span text:style-name="T2">illustrates</text:span><text:span text:style-name="T2"> </text:span><text:span text:style-name="T2">how</text:span><text:span text:style-name="T2"> </text:span><text:span text:style-name="T2">the</text:span><text:span text:style-name="T2"> </text:span><text:span text:style-name="T2">user</text:span><text:span text:style-name="T2"> </text:span><text:span text:style-name="T2">will</text:span><text:span text:style-name="T2"> </text:span><text:span text:style-name="T2">navigate</text:span><text:span text:style-name="T2"> </text:span><text:span text:style-name="T2">from</text:span><text:span text:style-name="T2"> </text:span><text:span text:style-name="T2">one</text:span><text:span text:style-name="T2"> </text:span><text:span text:style-name="T2">screen</text:span><text:span text:style-name="T2"> </text:span><text:span text:style-name="T2">to</text:span><text:span text:style-name="T2"> </text:span><text:span text:style-name="T2">another</text:span><text:span text:style-name="T2"> (</text:span><text:span text:style-name="T2">I</text:span><text:span text:style-name="T2"> </text:span><text:span text:style-name="T2">call</text:span><text:span text:style-name="T2"> </text:span><text:span text:style-name="T2">this</text:span><text:span text:style-name="T2"> </text:span><text:span text:style-name="T2">a</text:span><text:span text:style-name="T2"> “</text:span><text:span text:style-name="T2">navigation</text:span><text:span text:style-name="T2"> </text:span><text:span text:style-name="T2">diagram</text:span><text:span text:style-name="T2">”). </text:span><text:span text:style-name="T2">Label</text:span><text:span text:style-name="T2"> </text:span><text:span text:style-name="T2">each</text:span><text:span text:style-name="T2"> </text:span><text:span text:style-name="T2">symbol</text:span><text:span text:style-name="T2"> </text:span><text:span text:style-name="T2">that</text:span><text:span text:style-name="T2"> </text:span><text:span text:style-name="T2">represents</text:span><text:span text:style-name="T2"> </text:span><text:span text:style-name="T2">a</text:span><text:span text:style-name="T2"> </text:span><text:span text:style-name="T2">screen</text:span><text:span text:style-name="T2"> </text:span><text:span text:style-name="T2">so</text:span><text:span text:style-name="T2"> </text:span><text:span text:style-name="T2">that</text:span><text:span text:style-name="T2"> </text:span><text:span text:style-name="T2">you</text:span><text:span text:style-name="T2"> </text:span><text:span text:style-name="T2">can</text:span><text:span text:style-name="T2"> </text:span><text:span text:style-name="T2">reference</text:span><text:span text:style-name="T2"> </text:span><text:span text:style-name="T2">the</text:span><text:span text:style-name="T2"> </text:span><text:span text:style-name="T2">screen</text:span><text:span text:style-name="T2">, </text:span><text:span text:style-name="T2">if</text:span><text:span text:style-name="T2"> </text:span><text:span text:style-name="T2">necessary</text:span><text:span text:style-name="T2">, </text:span><text:span text:style-name="T2">later</text:span><text:span text:style-name="T2"> </text:span><text:span text:style-name="T2">in</text:span><text:span text:style-name="T2"> </text:span><text:span text:style-name="T2">the</text:span><text:span text:style-name="T2"> </text:span><text:span text:style-name="T2">document</text:span><text:span text:style-name="T2">. </text:span><text:span text:style-name="T2">Give</text:span><text:span text:style-name="T2"> </text:span><text:span text:style-name="T2">a</text:span><text:span text:style-name="T2"> </text:span><text:span text:style-name="T2">brief</text:span><text:span text:style-name="T2"> </text:span><text:span text:style-name="T2">description</text:span><text:span text:style-name="T2"> </text:span><text:span text:style-name="T2">of</text:span><text:span text:style-name="T2"> </text:span><text:span text:style-name="T2">what</text:span><text:span text:style-name="T2"> </text:span><text:span text:style-name="T2">the</text:span><text:span text:style-name="T2"> </text:span><text:span text:style-name="T2">diagram</text:span><text:span text:style-name="T2"> </text:span><text:span text:style-name="T2">as</text:span><text:span text:style-name="T2"> </text:span><text:span text:style-name="T2">a</text:span><text:span text:style-name="T2"> </text:span><text:span text:style-name="T2">whole</text:span><text:span text:style-name="T2"> </text:span><text:span text:style-name="T2">represents</text:span><text:span text:style-name="T2">.</text:span></text:p>
      <text:p text:style-name="P8"/>
      <text:p text:style-name="P25">Figure 1.0</text:p>
      <text:p text:style-name="P3"><draw:frame draw:style-name="fr3" draw:name="graphics1" text:anchor-type="paragraph" svg:width="6.5339in" svg:height="4.2256in" draw:z-index="4"><draw:image xlink:href="Pictures/2000000700003AE0000029ED08AA72FF.svm" xlink:type="simple" xlink:show="embed" xlink:actuate="onLoad"/></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25"><draw:frame draw:style-name="fr2" draw:name="graphics4" text:anchor-type="paragraph" svg:x="-0.4374in" svg:y="0.6217in" svg:width="7.2508in" svg:height="5.2709in" draw:z-index="1"><draw:image xlink:href="Pictures/200000070000612C00004ECD0CAF75E7.svm" xlink:type="simple" xlink:show="embed" xlink:actuate="onLoad"/></draw:frame><text:soft-page-break/>Figure 2.0</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25"><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25"><text:soft-page-break/>Figure 2.1</text:p>
      <text:p text:style-name="P11"><draw:frame draw:style-name="fr2" draw:name="graphics6" text:anchor-type="paragraph" svg:x="-0.052in" svg:y="0.1244in" svg:width="7.4382in" svg:height="5.2598in" draw:z-index="3"><draw:image xlink:href="Pictures/200000070000612C00004EA3631407B8.svm" xlink:type="simple" xlink:show="embed" xlink:actuate="onLoad"/></draw:frame><text:span text:style-name="T2"/></text:p>
      <text:p text:style-name="P11"><text:span text:style-name="T2">Next</text:span><text:span text:style-name="T2">, </text:span><text:span text:style-name="T2">guide</text:span><text:span text:style-name="T2"> </text:span><text:span text:style-name="T2">the</text:span><text:span text:style-name="T2"> </text:span><text:span text:style-name="T2">reader</text:span><text:span text:style-name="T2"> </text:span><text:span text:style-name="T2">through</text:span><text:span text:style-name="T2"> </text:span><text:span text:style-name="T2">a</text:span><text:span text:style-name="T2"> </text:span><text:span text:style-name="T2">series</text:span><text:span text:style-name="T2"> </text:span><text:span text:style-name="T2">of</text:span><text:span text:style-name="T2"> </text:span><text:span text:style-name="T2">screen</text:span><text:span text:style-name="T2"> </text:span><text:span text:style-name="T2">shots</text:span><text:span text:style-name="T2"> </text:span><text:span text:style-name="T2">of</text:span><text:span text:style-name="T2"> </text:span><text:span text:style-name="T2">all</text:span><text:span text:style-name="T2"> </text:span><text:span text:style-name="T2">system</text:span><text:span text:style-name="T2"> </text:span><text:span text:style-name="T2">screens</text:span><text:span text:style-name="T2">. (</text:span><text:span text:style-name="T2">You</text:span><text:span text:style-name="T2"> </text:span><text:span text:style-name="T2">do</text:span><text:span text:style-name="T2"> </text:span><text:span text:style-name="T2">not</text:span><text:span text:style-name="T2"> </text:span><text:span text:style-name="T2">need</text:span><text:span text:style-name="T2"> </text:span><text:span text:style-name="T2">to</text:span><text:span text:style-name="T2"> </text:span><text:span text:style-name="T2">include</text:span><text:span text:style-name="T2"> </text:span><text:span text:style-name="T2">error</text:span><text:span text:style-name="T2"> </text:span><text:span text:style-name="T2">and</text:span><text:span text:style-name="T2"> </text:span><text:span text:style-name="T2">confirmation</text:span><text:span text:style-name="T2"> </text:span><text:span text:style-name="T2">message</text:span><text:span text:style-name="T2">/</text:span><text:span text:style-name="T2">pop</text:span><text:span text:style-name="T2">-</text:span><text:span text:style-name="T2">ups</text:span><text:span text:style-name="T2">). </text:span><text:span text:style-name="T2">Give</text:span><text:span text:style-name="T2"> </text:span><text:span text:style-name="T2">the</text:span><text:span text:style-name="T2"> </text:span><text:span text:style-name="T2">screen</text:span><text:span text:style-name="T2"> </text:span><text:span text:style-name="T2">shots</text:span><text:span text:style-name="T2"> </text:span><text:span text:style-name="T2">figure</text:span><text:span text:style-name="T2"> </text:span><text:span text:style-name="T2">numbers</text:span><text:span text:style-name="T2"> </text:span><text:span text:style-name="T2">and</text:span><text:span text:style-name="T2"> </text:span><text:span text:style-name="T2">labels</text:span><text:span text:style-name="T2"> </text:span><text:span text:style-name="T2">that</text:span><text:span text:style-name="T2"> </text:span><text:span text:style-name="T2">match</text:span><text:span text:style-name="T2"> </text:span><text:span text:style-name="T2">those</text:span><text:span text:style-name="T2"> </text:span><text:span text:style-name="T2">in</text:span><text:span text:style-name="T2"> </text:span><text:span text:style-name="T2">the</text:span><text:span text:style-name="T2"> </text:span><text:span text:style-name="T2">navigation</text:span><text:span text:style-name="T2"> </text:span><text:span text:style-name="T2">diagram</text:span><text:span text:style-name="T2">. </text:span><text:span text:style-name="T2">Refer</text:span><text:span text:style-name="T2"> </text:span><text:span text:style-name="T2">to</text:span><text:span text:style-name="T2"> </text:span><text:span text:style-name="T2">the</text:span><text:span text:style-name="T2"> </text:span><text:span text:style-name="T2">figure</text:span><text:span text:style-name="T2"> </text:span><text:span text:style-name="T2">numbers</text:span><text:span text:style-name="T2"> </text:span><text:span text:style-name="T2">in</text:span><text:span text:style-name="T2"> </text:span><text:span text:style-name="T2">the</text:span><text:span text:style-name="T2"> </text:span><text:span text:style-name="T2">text</text:span><text:span text:style-name="T2"> </text:span><text:span text:style-name="T2">of</text:span><text:span text:style-name="T2"> </text:span><text:span text:style-name="T2">the</text:span><text:span text:style-name="T2"> </text:span><text:span text:style-name="T2">walkthrough</text:span><text:span text:style-name="T2">. </text:span><text:span text:style-name="T2">Explain</text:span><text:span text:style-name="T2"> </text:span><text:span text:style-name="T2">what</text:span><text:span text:style-name="T2"> </text:span><text:span text:style-name="T2">the</text:span><text:span text:style-name="T2"> </text:span><text:span text:style-name="T2">reader</text:span><text:span text:style-name="T2"> </text:span><text:span text:style-name="T2">is</text:span><text:span text:style-name="T2"> </text:span><text:span text:style-name="T2">seeing</text:span><text:span text:style-name="T2"> </text:span><text:span text:style-name="T2">in</text:span><text:span text:style-name="T2"> </text:span><text:span text:style-name="T2">each</text:span><text:span text:style-name="T2"> </text:span><text:span text:style-name="T2">screen</text:span><text:span text:style-name="T2"> </text:span><text:span text:style-name="T2">shot</text:span><text:span text:style-name="T2">: </text:span><text:span text:style-name="T2">the</text:span><text:span text:style-name="T2"> </text:span><text:span text:style-name="T2">major</text:span><text:span text:style-name="T2"> </text:span><text:span text:style-name="T2">screen</text:span><text:span text:style-name="T2"> </text:span><text:span text:style-name="T2">areas</text:span><text:span text:style-name="T2">, </text:span><text:span text:style-name="T2">menus</text:span><text:span text:style-name="T2">, </text:span><text:span text:style-name="T2">what</text:span><text:span text:style-name="T2"> </text:span><text:span text:style-name="T2">each</text:span><text:span text:style-name="T2"> </text:span><text:span text:style-name="T2">button</text:span><text:span text:style-name="T2"> </text:span><text:span text:style-name="T2">does</text:span><text:span text:style-name="T2">, </text:span><text:span text:style-name="T2">how</text:span><text:span text:style-name="T2"> </text:span><text:span text:style-name="T2">to</text:span><text:span text:style-name="T2"> </text:span><text:span text:style-name="T2">navigate</text:span><text:span text:style-name="T2"> </text:span><text:span text:style-name="T2">to</text:span><text:span text:style-name="T2"> </text:span><text:span text:style-name="T2">the</text:span><text:span text:style-name="T2"> </text:span><text:span text:style-name="T2">next</text:span><text:span text:style-name="T2"> </text:span><text:span text:style-name="T2">screen</text:span><text:span text:style-name="T2"> </text:span><text:span text:style-name="T2">or</text:span><text:span text:style-name="T2"> </text:span><text:span text:style-name="T2">return</text:span><text:span text:style-name="T2"> </text:span><text:span text:style-name="T2">to</text:span><text:span text:style-name="T2"> </text:span><text:span text:style-name="T2">the</text:span><text:span text:style-name="T2"> </text:span><text:span text:style-name="T2">previous</text:span><text:span text:style-name="T2">, </text:span><text:span text:style-name="T2">etc</text:span><text:span text:style-name="T2">. </text:span><text:span text:style-name="T2">Note</text:span><text:span text:style-name="T2"> </text:span><text:span text:style-name="T2">that</text:span><text:span text:style-name="T2"> </text:span><text:span text:style-name="T2">if</text:span><text:span text:style-name="T2"> </text:span><text:span text:style-name="T2">a</text:span><text:span text:style-name="T2"> </text:span><text:span text:style-name="T2">feature</text:span><text:span text:style-name="T2"> </text:span><text:span text:style-name="T2">has</text:span><text:span text:style-name="T2"> </text:span><text:span text:style-name="T2">been</text:span><text:span text:style-name="T2"> </text:span><text:span text:style-name="T2">standardized</text:span><text:span text:style-name="T2"> (</text:span><text:span text:style-name="T2">e</text:span><text:span text:style-name="T2">.</text:span><text:span text:style-name="T2">g</text:span><text:span text:style-name="T2">., </text:span><text:span text:style-name="T2">how</text:span><text:span text:style-name="T2"> </text:span><text:span text:style-name="T2">to</text:span><text:span text:style-name="T2"> </text:span><text:span text:style-name="T2">return</text:span><text:span text:style-name="T2"> </text:span><text:span text:style-name="T2">to</text:span><text:span text:style-name="T2"> </text:span><text:span text:style-name="T2">the</text:span><text:span text:style-name="T2"> </text:span><text:span text:style-name="T2">previous</text:span><text:span text:style-name="T2"> </text:span><text:span text:style-name="T2">screen</text:span><text:span text:style-name="T2">) </text:span><text:span text:style-name="T2">and</text:span><text:span text:style-name="T2"> </text:span><text:span text:style-name="T2">explained</text:span><text:span text:style-name="T2"> </text:span><text:span text:style-name="T2">in</text:span><text:span text:style-name="T2"> </text:span><text:span text:style-name="T2">Section</text:span><text:span text:style-name="T2"> 2, </text:span><text:span text:style-name="T2">you</text:span><text:span text:style-name="T2"> </text:span><text:span text:style-name="T2">do</text:span><text:span text:style-name="T2"> </text:span><text:span text:style-name="T2">not</text:span><text:span text:style-name="T2"> </text:span><text:span text:style-name="T2">need</text:span><text:span text:style-name="T2"> </text:span><text:span text:style-name="T2">to</text:span><text:span text:style-name="T2"> </text:span><text:span text:style-name="T2">repeat</text:span><text:span text:style-name="T2"> </text:span><text:span text:style-name="T2">it</text:span><text:span text:style-name="T2"> </text:span><text:span text:style-name="T2">here</text:span><text:span text:style-name="T2">.</text:span></text:p>
      <text:p text:style-name="P21"/>
      <text:p text:style-name="P25"/>
      <text:p text:style-name="P25"/>
      <text:p text:style-name="P25"><draw:frame draw:style-name="fr1" draw:name="graphics3" text:anchor-type="paragraph" svg:x="-0.1571in" svg:y="0.5409in" svg:width="7.2508in" svg:height="5.2709in" draw:z-index="0"><draw:image xlink:href="Pictures/200000070000612C00004ECD874C516E.svm" xlink:type="simple" xlink:show="embed" xlink:actuate="onLoad"/></draw:frame><text:soft-page-break/>Figure 3.0</text:p>
      <text:p text:style-name="P3"><text:span text:style-name="T2">Screen</text:span><text:span text:style-name="T2"> </text:span><text:span text:style-name="T2">shots</text:span><text:span text:style-name="T2"> </text:span><text:span text:style-name="T2">should</text:span><text:span text:style-name="T2"> </text:span><text:span text:style-name="T2">not</text:span><text:span text:style-name="T2"> </text:span><text:span text:style-name="T2">be</text:span><text:span text:style-name="T2"> </text:span><text:span text:style-name="T2">hand</text:span><text:span text:style-name="T2"> </text:span><text:span text:style-name="T2">written</text:span><text:span text:style-name="T2">, </text:span><text:span text:style-name="T2">but</text:span><text:span text:style-name="T2"> </text:span><text:span text:style-name="T2">may</text:span><text:span text:style-name="T2"> </text:span><text:span text:style-name="T2">be</text:span><text:span text:style-name="T2"> </text:span><text:span text:style-name="T2">drawn</text:span><text:span text:style-name="T2"> </text:span><text:span text:style-name="T2">using</text:span><text:span text:style-name="T2"> </text:span><text:span text:style-name="T2">any</text:span><text:span text:style-name="T2"> </text:span><text:span text:style-name="T2">tool</text:span><text:span text:style-name="T2"> </text:span><text:span text:style-name="T2">you</text:span><text:span text:style-name="T2"> </text:span><text:span text:style-name="T2">wish</text:span><text:span text:style-name="T2"> (</text:span><text:span text:style-name="T2">e</text:span><text:span text:style-name="T2">.</text:span><text:span text:style-name="T2">g</text:span><text:span text:style-name="T2">., </text:span><text:span text:style-name="T2">Visual</text:span><text:span text:style-name="T2"> </text:span><text:span text:style-name="T2">Basic</text:span><text:span text:style-name="T2">, </text:span><text:span text:style-name="T2">PowerPoint</text:span><text:span text:style-name="T2">, </text:span><text:span text:style-name="T2">a</text:span><text:span text:style-name="T2"> </text:span><text:span text:style-name="T2">drawing</text:span><text:span text:style-name="T2"> </text:span><text:span text:style-name="T2">program</text:span><text:span text:style-name="T2">, </text:span><text:span text:style-name="T2">etc</text:span><text:span text:style-name="T2">.). </text:span><text:span text:style-name="T2">At</text:span><text:span text:style-name="T2"> </text:span><text:span text:style-name="T2">this</text:span><text:span text:style-name="T2"> </text:span><text:span text:style-name="T2">point</text:span><text:span text:style-name="T2"> </text:span><text:span text:style-name="T2">in</text:span><text:span text:style-name="T2"> </text:span><text:span text:style-name="T2">the</text:span><text:span text:style-name="T2"> </text:span><text:span text:style-name="T2">process</text:span><text:span text:style-name="T2">, </text:span><text:span text:style-name="T2">they</text:span><text:span text:style-name="T2"> </text:span><text:span text:style-name="T2">are</text:span><text:span text:style-name="T2"> </text:span><text:span text:style-name="T2">a</text:span><text:span text:style-name="T2"> </text:span><text:span text:style-name="T2">best</text:span><text:span text:style-name="T2"> </text:span><text:span text:style-name="T2">approximation</text:span><text:span text:style-name="T2"> </text:span><text:span text:style-name="T2">as</text:span><text:span text:style-name="T2"> </text:span><text:span text:style-name="T2">to</text:span><text:span text:style-name="T2"> </text:span><text:span text:style-name="T2">what</text:span><text:span text:style-name="T2"> </text:span><text:span text:style-name="T2">the</text:span><text:span text:style-name="T2"> </text:span><text:span text:style-name="T2">user</text:span><text:span text:style-name="T2"> </text:span><text:span text:style-name="T2">interface</text:span><text:span text:style-name="T2"> </text:span><text:span text:style-name="T2">will</text:span><text:span text:style-name="T2"> </text:span><text:span text:style-name="T2">look</text:span><text:span text:style-name="T2"> </text:span><text:span text:style-name="T2">like</text:span><text:span text:style-name="T2"> </text:span><text:span text:style-name="T2">in</text:span><text:span text:style-name="T2"> </text:span><text:span text:style-name="T2">both</text:span><text:span text:style-name="T2"> </text:span><text:span text:style-name="T2">layout</text:span><text:span text:style-name="T2"> </text:span><text:span text:style-name="T2">and</text:span><text:span text:style-name="T2"> </text:span><text:span text:style-name="T2">annotation</text:span><text:span text:style-name="T2">.</text:span></text:p>
      <text:p text:style-name="P8"/>
      <text:list xml:id="list7235902477492520832" text:style-name="L4">
        <text:list-item>
          <text:p text:style-name="P19">Data Validation</text:p>
        </text:list-item>
      </text:list>
      <text:p text:style-name="P12"/>
      <text:p text:style-name="P13"/>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3"/>
      <text:p text:style-name="P5"><text:soft-page-break/></text:p>
      <text:p text:style-name="P26">Figure 2.2</text:p>
      <text:p text:style-name="P26"><draw:frame draw:style-name="fr2" draw:name="graphics5" text:anchor-type="paragraph" svg:x="-0.0429in" svg:y="0.0693in" svg:width="7.2091in" svg:height="5.2709in" draw:z-index="2"><draw:image xlink:href="Pictures/200000070000612C00004ECD444548CA.svm" xlink:type="simple" xlink:show="embed" xlink:actuate="onLoad"/></draw:frame></text:p>
      <text:p text:style-name="P10"><text:span text:style-name="T1">Appendix</text:span><text:span text:style-name="T1"> </text:span><text:span text:style-name="T1">A</text:span><text:span text:style-name="T1"> - </text:span><text:span text:style-name="T1">Agreement</text:span><text:span text:style-name="T1"> </text:span><text:span text:style-name="T1">Between</text:span><text:span text:style-name="T1"> </text:span><text:span text:style-name="T1">Customer</text:span><text:span text:style-name="T1"> </text:span><text:span text:style-name="T1">and</text:span><text:span text:style-name="T1"> </text:span><text:span text:style-name="T1">Contractor</text:span></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20</meta:editing-cycles>
    <dc:date>2014-04-04T17:15:28.85</dc:date>
    <meta:editing-duration>PT4H6M15S</meta:editing-duration>
    <dc:creator>Raymond Chan</dc:creator>
    <meta:document-statistic meta:table-count="0" meta:image-count="5" meta:object-count="0" meta:page-count="10" meta:paragraph-count="96" meta:word-count="1159" meta:character-count="8707"/>
  </office:meta>
</office:document-meta>
</file>